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7.5" calcext:value-type="float">
            <text:p>7,5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6.5" calcext:value-type="float">
            <text:p>6,5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12" calcext:value-type="float">
            <text:p>12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7.5" calcext:value-type="float">
            <text:p>7,5</text:p>
          </table:table-cell>
          <table:table-cell table:style-name="ce65" table:formula="of:=SUM([.R3:.R7])" office:value-type="float" office:value="0" calcext:value-type="float">
            <text:p>0</text:p>
          </table:table-cell>
          <table:table-cell table:style-name="ce65" table:formula="of:=SUM([.S3:.S7])" office:value-type="float" office:value="0" calcext:value-type="float">
            <text:p>0</text:p>
          </table:table-cell>
          <table:table-cell table:style-name="ce65" table:formula="of:=SUM([.T3:.T7])" office:value-type="float" office:value="0" calcext:value-type="float">
            <text:p>0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22:36:07.6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0T22:37:42.860000000</dc:date>
    <meta:editing-cycles>11</meta:editing-cycles>
    <meta:editing-duration>PT1H26M43S</meta:editing-duration>
    <meta:document-statistic meta:table-count="5" meta:cell-count="498" meta:object-count="0"/>
  </office:meta>
</office:document-meta>
</file>